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ans" fo:font-weight="bold" officeooo:rsid="020d84db" officeooo:paragraph-rsid="020d84db" style:font-weight-asian="bold" style:font-weight-complex="bold"/>
    </style:style>
    <style:style style:name="P2" style:family="paragraph" style:parent-style-name="Standard">
      <style:text-properties fo:color="#000000" style:font-name="Liberation Sans" fo:font-weight="bold" officeooo:rsid="0273ad50" officeooo:paragraph-rsid="0273ad50" style:font-weight-asian="bold" style:font-weight-complex="bold"/>
    </style:style>
    <style:style style:name="P3" style:family="paragraph" style:parent-style-name="Standard">
      <style:text-properties fo:color="#000000" style:font-name="Liberation Sans" fo:font-weight="bold" officeooo:rsid="01b832aa" officeooo:paragraph-rsid="01b832aa" style:font-weight-asian="bold" style:font-weight-complex="bold"/>
    </style:style>
    <style:style style:name="P4" style:family="paragraph" style:parent-style-name="Standard">
      <style:text-properties fo:color="#000000" style:font-name="Liberation Sans" fo:font-weight="bold" officeooo:rsid="01b66bc5" officeooo:paragraph-rsid="01b66bc5" style:font-weight-asian="bold" style:font-weight-complex="bold"/>
    </style:style>
    <style:style style:name="P5" style:family="paragraph" style:parent-style-name="Standard">
      <style:text-properties fo:color="#000000" style:font-name="Liberation Sans" fo:font-weight="bold" officeooo:rsid="0336fc1c" officeooo:paragraph-rsid="0336fc1c" style:font-weight-asian="bold" style:font-weight-complex="bold"/>
    </style:style>
    <style:style style:name="P6" style:family="paragraph" style:parent-style-name="Standard">
      <style:text-properties fo:color="#000000" style:font-name="Liberation Sans" officeooo:rsid="020d84db" officeooo:paragraph-rsid="020d84db"/>
    </style:style>
    <style:style style:name="P7" style:family="paragraph" style:parent-style-name="Standard">
      <style:text-properties fo:color="#000000" style:font-name="Liberation Sans" officeooo:rsid="0085edd3" officeooo:paragraph-rsid="02a89c02"/>
    </style:style>
    <style:style style:name="P8" style:family="paragraph" style:parent-style-name="Standard">
      <style:text-properties fo:color="#000000" style:font-name="Liberation Sans" officeooo:rsid="0085edd3" officeooo:paragraph-rsid="02725ea9"/>
    </style:style>
    <style:style style:name="P9" style:family="paragraph" style:parent-style-name="Standard">
      <style:text-properties fo:color="#000000" style:font-name="Liberation Sans" officeooo:rsid="0085edd3" officeooo:paragraph-rsid="02789c11"/>
    </style:style>
    <style:style style:name="P10" style:family="paragraph" style:parent-style-name="Standard">
      <style:text-properties fo:color="#000000" style:font-name="Liberation Sans" officeooo:rsid="0085edd3" officeooo:paragraph-rsid="034fb6ff"/>
    </style:style>
    <style:style style:name="P11" style:family="paragraph" style:parent-style-name="Standard">
      <style:text-properties fo:color="#000000" style:font-name="Liberation Sans" officeooo:rsid="0085edd3" officeooo:paragraph-rsid="03532980"/>
    </style:style>
    <style:style style:name="P12" style:family="paragraph" style:parent-style-name="Standard">
      <style:text-properties fo:color="#000000" style:font-name="Liberation Sans" officeooo:rsid="00000e29" officeooo:paragraph-rsid="0279cd7f"/>
    </style:style>
    <style:style style:name="P13" style:family="paragraph" style:parent-style-name="Standard">
      <style:text-properties fo:color="#000000" style:font-name="Liberation Sans" officeooo:rsid="00000e29" officeooo:paragraph-rsid="0253029c"/>
    </style:style>
    <style:style style:name="P14" style:family="paragraph" style:parent-style-name="Standard">
      <style:text-properties fo:color="#000000" style:font-name="Liberation Sans" officeooo:rsid="00000e29" officeooo:paragraph-rsid="006e6499"/>
    </style:style>
    <style:style style:name="P15" style:family="paragraph" style:parent-style-name="Standard" style:list-style-name="L1">
      <style:text-properties fo:color="#000000" style:font-name="Liberation Sans" officeooo:rsid="00000e29" officeooo:paragraph-rsid="0136674b"/>
    </style:style>
    <style:style style:name="P16" style:family="paragraph" style:parent-style-name="Standard" style:list-style-name="L1">
      <style:text-properties fo:color="#000000" style:font-name="Liberation Sans" officeooo:rsid="00000e29" officeooo:paragraph-rsid="01107c39"/>
    </style:style>
    <style:style style:name="P17" style:family="paragraph" style:parent-style-name="Standard">
      <style:text-properties fo:color="#000000" style:font-name="Liberation Sans" officeooo:rsid="00000e29" officeooo:paragraph-rsid="01107c39"/>
    </style:style>
    <style:style style:name="P18" style:family="paragraph" style:parent-style-name="Standard">
      <style:text-properties fo:color="#000000" style:font-name="Liberation Sans" officeooo:rsid="00000e29" officeooo:paragraph-rsid="01d546ee"/>
    </style:style>
    <style:style style:name="P19" style:family="paragraph" style:parent-style-name="Standard">
      <style:text-properties fo:color="#000000" style:font-name="Liberation Sans" officeooo:rsid="00000e29" officeooo:paragraph-rsid="0012c71f"/>
    </style:style>
    <style:style style:name="P20" style:family="paragraph" style:parent-style-name="Standard">
      <style:text-properties fo:color="#000000" style:font-name="Liberation Sans" officeooo:rsid="00000e29" officeooo:paragraph-rsid="01ca7a58"/>
    </style:style>
    <style:style style:name="P21" style:family="paragraph" style:parent-style-name="Standard">
      <style:text-properties fo:color="#000000" style:font-name="Liberation Sans" officeooo:rsid="00000e29" officeooo:paragraph-rsid="01db9385"/>
    </style:style>
    <style:style style:name="P22" style:family="paragraph" style:parent-style-name="Standard">
      <style:text-properties fo:color="#000000" style:font-name="Liberation Sans" officeooo:rsid="00000e29" officeooo:paragraph-rsid="01e5a51e"/>
    </style:style>
    <style:style style:name="P23" style:family="paragraph" style:parent-style-name="Standard">
      <style:text-properties fo:color="#000000" style:font-name="Liberation Sans" officeooo:rsid="00000e29" officeooo:paragraph-rsid="01fcc1b8"/>
    </style:style>
    <style:style style:name="P24" style:family="paragraph" style:parent-style-name="Standard">
      <style:text-properties fo:color="#000000" style:font-name="Liberation Sans" officeooo:rsid="00000e29" officeooo:paragraph-rsid="01fd20c8"/>
    </style:style>
    <style:style style:name="P25" style:family="paragraph" style:parent-style-name="Standard">
      <style:text-properties fo:color="#000000" style:font-name="Liberation Sans" officeooo:rsid="00000e29" officeooo:paragraph-rsid="033f5d56"/>
    </style:style>
    <style:style style:name="P26" style:family="paragraph" style:parent-style-name="Standard">
      <style:text-properties fo:color="#000000" style:font-name="Liberation Sans" officeooo:rsid="02d40d29" officeooo:paragraph-rsid="02d40d29"/>
    </style:style>
    <style:style style:name="P27" style:family="paragraph" style:parent-style-name="Standard">
      <style:text-properties fo:color="#000000" style:font-name="Liberation Sans" officeooo:rsid="00620e49" officeooo:paragraph-rsid="00620e49"/>
    </style:style>
    <style:style style:name="P28" style:family="paragraph" style:parent-style-name="Standard">
      <style:text-properties fo:color="#000000" style:font-name="Liberation Sans" officeooo:rsid="00620e49" officeooo:paragraph-rsid="02616416"/>
    </style:style>
    <style:style style:name="P29" style:family="paragraph" style:parent-style-name="Standard">
      <style:text-properties fo:color="#000000" style:font-name="Liberation Sans" officeooo:rsid="00900e41" officeooo:paragraph-rsid="00900e41"/>
    </style:style>
    <style:style style:name="P30" style:family="paragraph" style:parent-style-name="Standard">
      <style:text-properties fo:color="#000000" style:font-name="Liberation Sans" officeooo:rsid="01b832aa" officeooo:paragraph-rsid="01b832aa"/>
    </style:style>
    <style:style style:name="P31" style:family="paragraph" style:parent-style-name="Standard">
      <style:text-properties fo:color="#000000" style:font-name="Liberation Sans" officeooo:rsid="010cebcf" officeooo:paragraph-rsid="010cebcf"/>
    </style:style>
    <style:style style:name="P32" style:family="paragraph" style:parent-style-name="Standard">
      <style:text-properties fo:color="#000000" style:font-name="Liberation Sans" officeooo:rsid="0145f102" officeooo:paragraph-rsid="019f4110"/>
    </style:style>
    <style:style style:name="P33" style:family="paragraph" style:parent-style-name="Standard">
      <style:text-properties fo:color="#000000" style:font-name="Liberation Sans" officeooo:rsid="017c8b73" officeooo:paragraph-rsid="017c8b73"/>
    </style:style>
    <style:style style:name="P34" style:family="paragraph" style:parent-style-name="Standard">
      <style:text-properties fo:color="#000000" style:font-name="Liberation Sans" officeooo:rsid="01b66bc5" officeooo:paragraph-rsid="01b66bc5"/>
    </style:style>
    <style:style style:name="P35" style:family="paragraph" style:parent-style-name="Standard">
      <style:text-properties fo:color="#000000" style:font-name="Liberation Sans" officeooo:rsid="01dc7943" officeooo:paragraph-rsid="01dd6fb8"/>
    </style:style>
    <style:style style:name="P36" style:family="paragraph" style:parent-style-name="Standard">
      <style:text-properties fo:color="#000000" style:font-name="Liberation Sans" officeooo:rsid="0204c256" officeooo:paragraph-rsid="0204c256"/>
    </style:style>
    <style:style style:name="P37" style:family="paragraph" style:parent-style-name="Standard" style:list-style-name="L1">
      <style:text-properties fo:color="#000000" officeooo:paragraph-rsid="0145fdcc"/>
    </style:style>
    <style:style style:name="P38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fo:color="#000000" style:font-name="Liberation Sans" officeooo:rsid="00000e29" officeooo:paragraph-rsid="033f5d56"/>
    </style:style>
    <style:style style:name="P3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Liberation Sans" officeooo:rsid="00000e29" officeooo:paragraph-rsid="0012c71f"/>
    </style:style>
    <style:style style:name="P4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fo:color="#000000" style:font-name="Liberation Sans" officeooo:rsid="00000e29" officeooo:paragraph-rsid="01fd20c8"/>
    </style:style>
    <style:style style:name="T1" style:family="text">
      <style:text-properties officeooo:rsid="0001ca6a"/>
    </style:style>
    <style:style style:name="T2" style:family="text">
      <style:text-properties style:font-name="Liberation Sans" officeooo:rsid="00000e29"/>
    </style:style>
    <style:style style:name="T3" style:family="text">
      <style:text-properties style:font-name="Liberation Sans" officeooo:rsid="01107c39"/>
    </style:style>
    <style:style style:name="T4" style:family="text">
      <style:text-properties style:font-name="Liberation Sans" officeooo:rsid="01208362"/>
    </style:style>
    <style:style style:name="T5" style:family="text">
      <style:text-properties style:font-name="Liberation Sans" officeooo:rsid="01123f62"/>
    </style:style>
    <style:style style:name="T6" style:family="text">
      <style:text-properties style:font-name="Liberation Sans" officeooo:rsid="0114da96"/>
    </style:style>
    <style:style style:name="T7" style:family="text">
      <style:text-properties style:font-name="Liberation Sans" officeooo:rsid="0114e201"/>
    </style:style>
    <style:style style:name="T8" style:family="text">
      <style:text-properties style:font-name="Liberation Sans" officeooo:rsid="01229629"/>
    </style:style>
    <style:style style:name="T9" style:family="text">
      <style:text-properties style:font-name="Liberation Sans" officeooo:rsid="02edde29"/>
    </style:style>
    <style:style style:name="T10" style:family="text">
      <style:text-properties style:font-name="Liberation Sans" officeooo:rsid="02ee3e32"/>
    </style:style>
    <style:style style:name="T11" style:family="text">
      <style:text-properties style:font-name="Liberation Sans" officeooo:rsid="02f259db"/>
    </style:style>
    <style:style style:name="T12" style:family="text">
      <style:text-properties style:font-name="Liberation Sans" officeooo:rsid="02fa3fca"/>
    </style:style>
    <style:style style:name="T13" style:family="text">
      <style:text-properties style:font-name="Liberation Sans" officeooo:rsid="02fff3ab"/>
    </style:style>
    <style:style style:name="T14" style:family="text">
      <style:text-properties style:font-name="Liberation Sans" officeooo:rsid="03014da3"/>
    </style:style>
    <style:style style:name="T15" style:family="text">
      <style:text-properties style:font-name="Liberation Sans" officeooo:rsid="030343a7"/>
    </style:style>
    <style:style style:name="T16" style:family="text">
      <style:text-properties style:font-name="Liberation Sans" officeooo:rsid="030920dd"/>
    </style:style>
    <style:style style:name="T17" style:family="text">
      <style:text-properties style:font-name="Liberation Sans" officeooo:rsid="030972f1"/>
    </style:style>
    <style:style style:name="T18" style:family="text">
      <style:text-properties officeooo:rsid="0063d2cf"/>
    </style:style>
    <style:style style:name="T19" style:family="text">
      <style:text-properties officeooo:rsid="006762e1"/>
    </style:style>
    <style:style style:name="T20" style:family="text">
      <style:text-properties officeooo:rsid="0067ef80"/>
    </style:style>
    <style:style style:name="T21" style:family="text">
      <style:text-properties officeooo:rsid="0069ab66"/>
    </style:style>
    <style:style style:name="T22" style:family="text">
      <style:text-properties officeooo:rsid="00789450"/>
    </style:style>
    <style:style style:name="T23" style:family="text">
      <style:text-properties officeooo:rsid="007a1194"/>
    </style:style>
    <style:style style:name="T24" style:family="text">
      <style:text-properties officeooo:rsid="007fae4f"/>
    </style:style>
    <style:style style:name="T25" style:family="text">
      <style:text-properties officeooo:rsid="008af905"/>
    </style:style>
    <style:style style:name="T26" style:family="text">
      <style:text-properties officeooo:rsid="0092828c"/>
    </style:style>
    <style:style style:name="T27" style:family="text">
      <style:text-properties officeooo:rsid="009deb9f"/>
    </style:style>
    <style:style style:name="T28" style:family="text">
      <style:text-properties fo:font-style="italic" officeooo:rsid="0063d2cf" style:font-style-asian="italic" style:font-style-complex="italic"/>
    </style:style>
    <style:style style:name="T29" style:family="text">
      <style:text-properties fo:font-style="italic" officeooo:rsid="02a89c02" style:font-style-asian="italic" style:font-style-complex="italic"/>
    </style:style>
    <style:style style:name="T30" style:family="text">
      <style:text-properties fo:font-style="italic" officeooo:rsid="02b01308" style:font-style-asian="italic" style:font-style-complex="italic"/>
    </style:style>
    <style:style style:name="T31" style:family="text">
      <style:text-properties officeooo:rsid="00f7b07a"/>
    </style:style>
    <style:style style:name="T32" style:family="text">
      <style:text-properties officeooo:rsid="012ef746"/>
    </style:style>
    <style:style style:name="T33" style:family="text">
      <style:text-properties officeooo:rsid="012fd9ce"/>
    </style:style>
    <style:style style:name="T34" style:family="text">
      <style:text-properties officeooo:rsid="013a33fd"/>
    </style:style>
    <style:style style:name="T35" style:family="text">
      <style:text-properties officeooo:rsid="013ceac4"/>
    </style:style>
    <style:style style:name="T36" style:family="text">
      <style:text-properties officeooo:rsid="013d15c6"/>
    </style:style>
    <style:style style:name="T37" style:family="text">
      <style:text-properties officeooo:rsid="013fbfbe"/>
    </style:style>
    <style:style style:name="T38" style:family="text">
      <style:text-properties officeooo:rsid="0145fdcc"/>
    </style:style>
    <style:style style:name="T39" style:family="text">
      <style:text-properties officeooo:rsid="015838a0"/>
    </style:style>
    <style:style style:name="T40" style:family="text">
      <style:text-properties officeooo:rsid="018bbaec"/>
    </style:style>
    <style:style style:name="T41" style:family="text">
      <style:text-properties officeooo:rsid="018dd4f3"/>
    </style:style>
    <style:style style:name="T42" style:family="text">
      <style:text-properties officeooo:rsid="0195ffc6"/>
    </style:style>
    <style:style style:name="T43" style:family="text">
      <style:text-properties officeooo:rsid="019af49f"/>
    </style:style>
    <style:style style:name="T44" style:family="text">
      <style:text-properties officeooo:rsid="019cf0c8"/>
    </style:style>
    <style:style style:name="T45" style:family="text">
      <style:text-properties officeooo:rsid="019e51ec"/>
    </style:style>
    <style:style style:name="T46" style:family="text">
      <style:text-properties officeooo:rsid="01a7c459"/>
    </style:style>
    <style:style style:name="T47" style:family="text">
      <style:text-properties officeooo:rsid="01b832aa"/>
    </style:style>
    <style:style style:name="T48" style:family="text">
      <style:text-properties officeooo:rsid="01c607ad"/>
    </style:style>
    <style:style style:name="T49" style:family="text">
      <style:text-properties officeooo:rsid="01d94516"/>
    </style:style>
    <style:style style:name="T50" style:family="text">
      <style:text-properties officeooo:rsid="01da16a3"/>
    </style:style>
    <style:style style:name="T51" style:family="text">
      <style:text-properties officeooo:rsid="01db9385"/>
    </style:style>
    <style:style style:name="T52" style:family="text">
      <style:text-properties officeooo:rsid="01ee848e"/>
    </style:style>
    <style:style style:name="T53" style:family="text">
      <style:text-properties officeooo:rsid="01fa0577"/>
    </style:style>
    <style:style style:name="T54" style:family="text">
      <style:text-properties officeooo:rsid="01fcac6c"/>
    </style:style>
    <style:style style:name="T55" style:family="text">
      <style:text-properties officeooo:rsid="01fd20c8"/>
    </style:style>
    <style:style style:name="T56" style:family="text">
      <style:text-properties officeooo:rsid="020aa8bf"/>
    </style:style>
    <style:style style:name="T57" style:family="text">
      <style:text-properties officeooo:rsid="0221bf8b"/>
    </style:style>
    <style:style style:name="T58" style:family="text">
      <style:text-properties officeooo:rsid="022b4d60"/>
    </style:style>
    <style:style style:name="T59" style:family="text">
      <style:text-properties officeooo:rsid="022db589"/>
    </style:style>
    <style:style style:name="T60" style:family="text">
      <style:text-properties officeooo:rsid="022f6372"/>
    </style:style>
    <style:style style:name="T61" style:family="text">
      <style:text-properties officeooo:rsid="02410209"/>
    </style:style>
    <style:style style:name="T62" style:family="text">
      <style:text-properties officeooo:rsid="02562f8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officeooo:rsid="0279df0f"/>
    </style:style>
    <style:style style:name="T65" style:family="text">
      <style:text-properties officeooo:rsid="027b1b92"/>
    </style:style>
    <style:style style:name="T66" style:family="text">
      <style:text-properties officeooo:rsid="027c53c2"/>
    </style:style>
    <style:style style:name="T67" style:family="text">
      <style:text-properties officeooo:rsid="0286dd4a"/>
    </style:style>
    <style:style style:name="T68" style:family="text">
      <style:text-properties officeooo:rsid="02915986"/>
    </style:style>
    <style:style style:name="T69" style:family="text">
      <style:text-properties officeooo:rsid="0294b4ae"/>
    </style:style>
    <style:style style:name="T70" style:family="text">
      <style:text-properties officeooo:rsid="02959bff"/>
    </style:style>
    <style:style style:name="T71" style:family="text">
      <style:text-properties officeooo:rsid="029aab11"/>
    </style:style>
    <style:style style:name="T72" style:family="text">
      <style:text-properties officeooo:rsid="029d9c9d"/>
    </style:style>
    <style:style style:name="T73" style:family="text">
      <style:text-properties officeooo:rsid="02a00c49"/>
    </style:style>
    <style:style style:name="T74" style:family="text">
      <style:text-properties officeooo:rsid="02a89c02"/>
    </style:style>
    <style:style style:name="T75" style:family="text">
      <style:text-properties officeooo:rsid="02b01308"/>
    </style:style>
    <style:style style:name="T76" style:family="text">
      <style:text-properties officeooo:rsid="02da3dec"/>
    </style:style>
    <style:style style:name="T77" style:family="text">
      <style:text-properties officeooo:rsid="02deea53"/>
    </style:style>
    <style:style style:name="T78" style:family="text">
      <style:text-properties officeooo:rsid="02e440a9"/>
    </style:style>
    <style:style style:name="T79" style:family="text">
      <style:text-properties officeooo:rsid="030ad1ab"/>
    </style:style>
    <style:style style:name="T80" style:family="text">
      <style:text-properties officeooo:rsid="030fcca2"/>
    </style:style>
    <style:style style:name="T81" style:family="text">
      <style:text-properties officeooo:rsid="0320508b"/>
    </style:style>
    <style:style style:name="T82" style:family="text">
      <style:text-properties officeooo:rsid="03328b89"/>
    </style:style>
    <style:style style:name="T83" style:family="text">
      <style:text-properties officeooo:rsid="0333815e"/>
    </style:style>
    <style:style style:name="T84" style:family="text">
      <style:text-properties officeooo:rsid="03350663"/>
    </style:style>
    <style:style style:name="T85" style:family="text">
      <style:text-properties officeooo:rsid="033ee06d"/>
    </style:style>
    <style:style style:name="T86" style:family="text">
      <style:text-properties officeooo:rsid="03415196"/>
    </style:style>
    <style:style style:name="T87" style:family="text">
      <style:text-properties officeooo:rsid="034517f5"/>
    </style:style>
    <style:style style:name="T88" style:family="text">
      <style:text-properties officeooo:rsid="034ac38b"/>
    </style:style>
    <style:style style:name="T89" style:family="text">
      <style:text-properties officeooo:rsid="034faec4"/>
    </style:style>
    <style:style style:name="T90" style:family="text">
      <style:text-properties officeooo:rsid="0359b8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ew of “Text-mining clinically relevant cancer biomarkers for curation</text:p>
      <text:p text:style-name="P1">into the CIViC database”</text:p>
      <text:p text:style-name="P6"/>
      <text:p text:style-name="P11">The <text:span text:style-name="T88">primary objective </text:span>of the <text:span text:style-name="T74">study and associated system</text:span><text:span text:style-name="T29"> </text:span><text:span text:style-name="T75">was to develop a means of accelerating the uptake of the crowdsourced cancer biomarker database ‘</text:span><text:span text:style-name="T30">CIViC’ </text:span><text:span text:style-name="T75">by using supervised learning to automate the extraction of cancer biomarkers from PubMed articles. </text:span></text:p>
      <text:p text:style-name="P10"/>
      <text:p text:style-name="P10"><text:span text:style-name="T75">It achieved this objective.</text:span></text:p>
      <text:p text:style-name="P7"/>
      <text:p text:style-name="P12"><text:span text:style-name="T90">A logisic regression based learning model was applied to to candidate </text:span>sentences <text:span text:style-name="T67">drawn </text:span>from 69,258 <text:span text:style-name="T46">PubMed </text:span>papers <text:span text:style-name="T66">via a rule based algorithm. The trained model predicted </text:span>90,992 <text:span text:style-name="T70">cancer </text:span>biomarker<text:span text:style-name="T69">s</text:span> <text:span text:style-name="T64">incorporating </text:span>mentions of 7,866 genes, 667 cancers and 402 drugs <text:span text:style-name="T65">spanning four target relationship types: </text:span>'Prognostic', 'Diagnostic', 'Predictive' <text:span text:style-name="T65">and </text:span>'Predisposing'. <text:s/><text:span text:style-name="T72">A subsequent validation step by specialist reviewers indicates that </text:span>73% of <text:span text:style-name="T71">the predicted </text:span>biomarkers, <text:span text:style-name="T68">or approximately 51,300, were </text:span>appropriate for inclusion in CIViC. <text:s/><text:span text:style-name="T73">Of note, this number is vastly larger that the number of evidence items present in CIVIiC at the time the study was undertaken. <text:s/>A highly interesting secondary result was that there was almost no overlap between the biomarkers found and biomarkers already contained </text:span>in C<text:span text:style-name="T45">I</text:span>Vi<text:span text:style-name="T45">C.</text:span></text:p>
      <text:p text:style-name="P12"/>
      <text:p text:style-name="P26">The potential exists to extend this work in a number of interesting directions, for example by <text:span text:style-name="T87">exploiting </text:span>algorithms such as Long Short Term memory <text:span text:style-name="T87">to </text:span>pick up relationships spanning more than one sentence, <text:span text:style-name="T87">or by making use of </text:span>Transfer or Cross-Corpus Learning. <text:s/></text:p>
      <text:p text:style-name="P8"/>
      <text:p text:style-name="P2">Background</text:p>
      <text:p text:style-name="P8"/>
      <text:p text:style-name="P13"><text:span text:style-name="T61">In producing clinically actionable reports, curators spend a significant proportion of time researching variants which they and their institutions have not seen before, but which may have been seen and reported on elsewhere. <text:s/>This activity requires curators’ to admix their knowhow with unstructured information contained in vast numbers of journal articles obtainable online. Manual and time-consuming, it also depends heavily on individuals’ search and (speed-)reading skills as well as an ability to extract miniscule amounts of pertinent information from massive amounts of noise.</text:span></text:p>
      <text:p text:style-name="P14"/>
      <text:p text:style-name="P14"><text:span text:style-name="T62">This, the current approach, makes for inconistent and curator-dependent outcomes which are also not amenable to practical quality conrol metrics and measures, nor easily auditable.</text:span></text:p>
      <text:p text:style-name="P27"/>
      <text:p text:style-name="P28">Dat<text:span text:style-name="T57">a</text:span>bases of <text:span text:style-name="T18">known cancer biomarkers which could make this aspect of a curator’s job easier, do exist, but are in their infancy. <text:s/>One important such database is </text:span><text:span text:style-name="T28">CIViC </text:span><text:span text:style-name="T18">(Clinical Interpretation of Variants in Cancer). <text:s/>Launched in 2015, CIViC is a crowdsourced knowledgebase of curated cancer biomarkers. <text:s/>Each CIViC entry contains a f</text:span>ree-text ‘<text:span text:style-name="T22">e</text:span>vidence <text:span text:style-name="T22">s</text:span>tatement’ <text:span text:style-name="T24">linked to s</text:span>tructured statement<text:span text:style-name="T23">s</text:span> asserting one <text:span text:style-name="T19">or more of </text:span>four <text:span text:style-name="T19">key </text:span>relationships, <text:span text:style-name="T19">viz </text:span>Diagnostic, Predictive, Predisposing <text:span text:style-name="T76">and </text:span>Prognostic, <text:span text:style-name="T20">among one or more</text:span> gene<text:span text:style-name="T20">s</text:span>, variant<text:span text:style-name="T20">s</text:span>, disease<text:span text:style-name="T20">s, and </text:span>drug<text:span text:style-name="T20">s; using s</text:span>tandard <text:span text:style-name="T21">o</text:span>ntologies for genes/variants/disease/<text:span text:style-name="T58">drug</text:span> names. <text:s/></text:p>
      <text:p text:style-name="P27"/>
      <text:p text:style-name="P29"><text:span text:style-name="T31">Despite its clear merit, </text:span>variants <text:span text:style-name="T59">must be </text:span>manually curated into CIViC, and <text:span text:style-name="T60">its very existence </text:span>depend<text:span text:style-name="T60">s</text:span> on <text:span text:style-name="T27">the </text:span>goodwill of specialists, <text:span text:style-name="T26">who inevitably also have full time jobs, to perform curation, so that </text:span>progress is slow and hard won.</text:p>
      <text:p text:style-name="P29"/>
      <text:p text:style-name="P9"><text:soft-page-break/></text:p>
      <text:p text:style-name="P30"><text:span text:style-name="T63">Method </text:span></text:p>
      <text:p text:style-name="P3"/>
      <text:p text:style-name="P31">It brief overview, <text:span text:style-name="T47">the method was as </text:span>follow<text:span text:style-name="T47">s</text:span>:</text:p>
      <text:p text:style-name="P31"/>
      <text:list xml:id="list1835648505" text:style-name="L1">
        <text:list-item>
          <text:p text:style-name="P37"><text:span text:style-name="T11">Use a heuristic to extract </text:span><text:span text:style-name="T2">every sentence from PubMed </text:span><text:span text:style-name="T3">which </text:span><text:span text:style-name="T2">mention</text:span><text:span text:style-name="T3">s </text:span><text:span text:style-name="T2">at least one gene </text:span><text:span text:style-name="T9">and </text:span><text:span text:style-name="T2">one variant </text:span><text:span text:style-name="T9">and </text:span><text:span text:style-name="T2">cancer type </text:span><text:span text:style-name="T9">and </text:span><text:span text:style-name="T2">at least one </text:span><text:span text:style-name="T4">of the four supported </text:span><text:span text:style-name="T2">relationship keyword</text:span><text:span text:style-name="T4">s </text:span><text:span text:style-name="T9">(and optionally also </text:span><text:span text:style-name="T2">one or more drugs</text:span><text:span text:style-name="T10">)</text:span><text:span text:style-name="T2"> </text:span><text:span text:style-name="T5">t</text:span><text:span text:style-name="T2">o produce </text:span><text:span text:style-name="T13">se pf candidate </text:span><text:span text:style-name="T2">sentences which might instantiate a </text:span><text:span text:style-name="T6">cancer </text:span><text:span text:style-name="T2">biomarker</text:span></text:p>
        </text:list-item>
        <text:list-item>
          <text:p text:style-name="P37"><text:span text:style-name="T7">From </text:span><text:span text:style-name="T8">this, </text:span><text:span text:style-name="T14">exract and </text:span><text:span text:style-name="T8">prepare a training set as follows: load a random subset of </text:span><text:span text:style-name="T15">the </text:span><text:span text:style-name="T8">candidate sentences into a web-based annotation tool, present sentences to curators, ask curators to assess the <text:s/>presence/absence of relationships in presented sentences. <text:s/>Continue until 200 relationship-containing-sentences are accumulated for each of the four relationship keywords </text:span><text:span text:style-name="T12">to </text:span><text:span text:style-name="T16">make </text:span><text:span text:style-name="T17">the </text:span><text:span text:style-name="T12">t</text:span><text:span text:style-name="T8">raining </text:span><text:span text:style-name="T12">s</text:span><text:span text:style-name="T8">et</text:span></text:p>
        </text:list-item>
        <text:list-item>
          <text:p text:style-name="P15"><text:span text:style-name="T39">Training Step: </text:span>Use <text:span text:style-name="T32">the </text:span>Training <text:span text:style-name="T32">Set </text:span>to train a <text:span text:style-name="T34">s</text:span>upervised <text:span text:style-name="T34">l</text:span>earning <text:span text:style-name="T34">t</text:span>ool: <text:span text:style-name="T33">in particular a </text:span>Logistic Regression <text:span text:style-name="T35">base model</text:span>.</text:p>
        </text:list-item>
        <text:list-item>
          <text:p text:style-name="P16"><text:span text:style-name="T79">Predection Step: </text:span>Apply the trained model to the candidate sentences to identify those which, according to the model, contain valid relationships. <text:span text:style-name="T36">That is, </text:span>assign a probability to the proposition: ‘how likely is it that this sentence instantiates <text:span text:style-name="T37">one of he </text:span>relationship<text:span text:style-name="T37">s </text:span>of interest between <text:span text:style-name="T80">two or more of the </text:span>entities of interest’</text:p>
        </text:list-item>
      </text:list>
      <text:p text:style-name="P17"/>
      <text:p text:style-name="P32">Fo<text:span text:style-name="T38">llowing the prediction step, the entirety of the result set was uploaded to a database equipped with a web-based interface. <text:s/>Then as a validation step, human curators were asked to review/validate a subset of the automated predictions. <text:s/>In addition, the result-set of automatically extracted biomarkers was compared to CIViC, to look for overlap. Finally, so as to retain currency, the tool is run weekly against additions to PubMed.</text:span></text:p>
      <text:p text:style-name="P33"/>
      <text:p text:style-name="P4">Results</text:p>
      <text:p text:style-name="P34"/>
      <text:p text:style-name="P18"><text:span text:style-name="T81">The input to the logistic regression model comprised </text:span>202,390 candidate sentences <text:span text:style-name="T46">drawn </text:span>from 69,258 <text:span text:style-name="T46">PubMed </text:span>papers. <text:s/><text:span text:style-name="T40">After learning, </text:span>128,857 relationship-containing sentences, embodying 90,992 biomarkers <text:span text:style-name="T41">were predicted. <text:s/>(If this seems like a high proportion of the input sentences, recall hat the initial step ensures that any of these 202,390 sentences will have a vastly higher probability of containing a relatonship than a randomly chosen PubMed sentence). </text:span></text:p>
      <text:p text:style-name="P18"/>
      <text:p text:style-name="P18"><text:span text:style-name="T41">The </text:span>90,992 biomarkers <text:span text:style-name="T43">found incororated </text:span>mentions of 7,866 genes, 667 cancers and 402 drugs. <text:s/><text:span text:style-name="T42">With respect to relationships:</text:span> <text:span text:style-name="T42">~</text:span>66,000 'Prognostic' <text:span text:style-name="T42">relationships were located </text:span>(by far the most common), <text:span text:style-name="T42">as well as ~</text:span>10,000 'Diagnostic' <text:s/><text:span text:style-name="T42">relationships, </text:span>~10,000 'Predictive' <text:s/><text:span text:style-name="T42">relationships <text:s/>and </text:span>~6,000 'Predisposing' <text:s/><text:span text:style-name="T42">relationships. The outcome of the validation step revealed tthat </text:span>73% of evaluated biomarkers <text:span text:style-name="T48">were found to be </text:span>appropriate for inclusion in CIViC.</text:p>
      <text:p text:style-name="P20"/>
      <text:p text:style-name="P19"><text:span text:style-name="T44">A highly interesting side result was that there was almost no overlap between the biomarkers found and biomarkers already contained </text:span>in C<text:span text:style-name="T45">I</text:span>Vi<text:span text:style-name="T45">C. </text:span></text:p>
      <text:p text:style-name="P19"/>
      <text:p text:style-name="P21"><text:span text:style-name="T49">It’s noted in passing, and of interest, that the system did not </text:span>work equally well for all <text:span text:style-name="T82">four </text:span>relationships (<text:span text:style-name="T50">boh in terms of </text:span>volumes and quality). <text:span text:style-name="T51">It would be interesting to understand better why so may results fell into the </text:span>‘<text:span text:style-name="T83">P</text:span>rognostic’ <text:span text:style-name="T51">category: there may perhaps be a simple explanation for this.</text:span></text:p>
      <text:p text:style-name="P21"/>
      <text:p text:style-name="P5">Comments</text:p>
      <text:p text:style-name="P35"><text:soft-page-break/></text:p>
      <text:p text:style-name="P22"><text:span text:style-name="T84">This is a</text:span> substantial <text:span text:style-name="T1">and high quality contribution to the field which tackles an important practical problem and produces tangible and immediately usable results.</text:span></text:p>
      <text:p text:style-name="P23"/>
      <text:p text:style-name="P25"><text:span text:style-name="T54">We would be interested in seeing the authors or others expanding on this solid work; for example by:</text:span></text:p>
      <text:p text:style-name="P25"/>
      <text:p text:style-name="P38"><text:span text:style-name="T54">using a ‘higher powered’ ML </text:span>algorithm<text:span text:style-name="T52">s such as Long Short Term memory, (which could also allow the model to </text:span>pick up relationships span<text:span text:style-name="T85">ning</text:span> more <text:span text:style-name="T85">than one</text:span> sentence<text:span text:style-name="T85">)</text:span></text:p>
      <text:p text:style-name="P39"/>
      <text:p text:style-name="P40"><text:span text:style-name="T86">making use of </text:span>Transfer learning or Cross-Corpus Learning. <text:s/><text:span text:style-name="T55">Even allowing for the wide variance in vocabulary, syntax and grammars in specialized domains compared to general purpose language, t</text:span>he task of identifying relationships between sets of words in texts is a very general one: <text:span text:style-name="T53">it may also be other models would allow the use of </text:span>Transfer learning or Cross-Corpus Learning. </text:p>
      <text:p text:style-name="P24"/>
      <text:p text:style-name="P36">We also wonder about, but have no feel for, the possibility of <text:span text:style-name="T56">hardware scaling of the system to a level which would allow the initial rule based sentences extraction step to be omitted entirely.</text:span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Only_7e_LT_7e_Hintergrund" style:display-name="Title 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33:51.257706104</meta:creation-date>
    <dc:date>2019-08-09T18:39:07.352666951</dc:date>
    <meta:editing-duration>PT3H59M47S</meta:editing-duration>
    <meta:editing-cycles>653</meta:editing-cycles>
    <meta:generator>LibreOffice/6.2.2.2$Linux_X86_64 LibreOffice_project/20$Build-2</meta:generator>
    <meta:document-statistic meta:table-count="0" meta:image-count="0" meta:object-count="0" meta:page-count="3" meta:paragraph-count="29" meta:word-count="1072" meta:character-count="7088" meta:non-whitespace-character-count="6021"/>
  </office:meta>
</office:document-meta>
</file>